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9AE3B43718732ECA.png" manifest:media-type="image/png"/>
  <manifest:file-entry manifest:full-path="Pictures/100002010000012C0000012C50B3BEE90FA19E9F.png" manifest:media-type="image/png"/>
  <manifest:file-entry manifest:full-path="Pictures/100002010000012C0000012C065418E3997A38A3.png" manifest:media-type="image/png"/>
  <manifest:file-entry manifest:full-path="Pictures/100002010000012C0000012CF6BABCD958197D1A.png" manifest:media-type="image/png"/>
  <manifest:file-entry manifest:full-path="Pictures/100002010000012C0000012C50771CB7D99547AA.png" manifest:media-type="image/png"/>
  <manifest:file-entry manifest:full-path="Pictures/100002010000012C0000012C776BEABDF9C8E6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7.937cm" svg:height="7.937cm" svg:x="11.2cm" svg:y="10.832cm">
          <draw:image xlink:href="Pictures/100002010000012C0000012C50B3BEE90FA19E9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0.563cm" svg:y="10.832cm">
          <draw:image xlink:href="Pictures/100002010000012C0000012CF6BABCD958197D1A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0.563cm" svg:y="0.763cm">
          <draw:image xlink:href="Pictures/100002010000012C0000012C50771CB7D99547AA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1.2cm" svg:y="0.763cm">
          <draw:image xlink:href="Pictures/100002010000012C0000012C065418E3997A38A3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11.2cm" svg:y="20.9cm">
          <draw:image xlink:href="Pictures/100002010000012C0000012C776BEABDF9C8E6E7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7.937cm" svg:x="0.563cm" svg:y="20.9cm">
          <draw:image xlink:href="Pictures/100002010000012C0000012C9AE3B43718732EC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09:33:26.510000000</meta:creation-date>
    <dc:date>2019-10-25T09:35:28.890000000</dc:date>
    <meta:editing-duration>PT2M3S</meta:editing-duration>
    <meta:editing-cycles>1</meta:editing-cycles>
    <meta:document-statistic meta:object-count="6"/>
    <meta:generator>LibreOffice/6.1.6.3$Windows_X86_64 LibreOffice_project/5896ab1714085361c45cf540f76f60673dd96a72</meta:generator>
  </office:meta>
</office:document-meta>
</file>